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1b5" officeooo:paragraph-rsid="000671b5"/>
    </style:style>
    <style:style style:name="P2" style:family="paragraph" style:parent-style-name="Standard">
      <style:text-properties officeooo:rsid="000729d7" officeooo:paragraph-rsid="000729d7"/>
    </style:style>
    <style:style style:name="P3" style:family="paragraph" style:parent-style-name="Standard">
      <style:text-properties fo:font-weight="bold" officeooo:rsid="000729d7" officeooo:paragraph-rsid="000729d7" style:font-weight-asian="bold" style:font-weight-complex="bold"/>
    </style:style>
    <style:style style:name="P4" style:family="paragraph" style:parent-style-name="Standard">
      <style:text-properties fo:font-weight="bold" officeooo:rsid="0008360e" officeooo:paragraph-rsid="0008360e" style:font-weight-asian="bold" style:font-weight-complex="bold"/>
    </style:style>
    <style:style style:name="P5" style:family="paragraph" style:parent-style-name="Standard">
      <style:text-properties fo:font-weight="bold" officeooo:rsid="000b12cb" officeooo:paragraph-rsid="000b12cb" style:font-weight-asian="bold" style:font-weight-complex="bold"/>
    </style:style>
    <style:style style:name="P6" style:family="paragraph" style:parent-style-name="Standard">
      <style:text-properties fo:font-weight="bold" officeooo:rsid="000c9ac6" officeooo:paragraph-rsid="000c9ac6" style:font-weight-asian="bold" style:font-weight-complex="bold"/>
    </style:style>
    <style:style style:name="P7" style:family="paragraph" style:parent-style-name="Standard">
      <style:text-properties fo:font-weight="bold" officeooo:rsid="000cc13d" officeooo:paragraph-rsid="000cc13d" style:font-weight-asian="bold" style:font-weight-complex="bold"/>
    </style:style>
    <style:style style:name="P8" style:family="paragraph" style:parent-style-name="Standard">
      <style:text-properties officeooo:rsid="000d0c99" officeooo:paragraph-rsid="000d0c99"/>
    </style:style>
    <style:style style:name="P9" style:family="paragraph" style:parent-style-name="Standard">
      <style:text-properties fo:font-weight="normal" officeooo:rsid="000729d7" officeooo:paragraph-rsid="000729d7" style:font-weight-asian="normal" style:font-weight-complex="normal"/>
    </style:style>
    <style:style style:name="P10" style:family="paragraph" style:parent-style-name="Standard">
      <style:text-properties fo:font-weight="normal" officeooo:rsid="0008360e" officeooo:paragraph-rsid="0008360e" style:font-weight-asian="normal" style:font-weight-complex="normal"/>
    </style:style>
    <style:style style:name="P11" style:family="paragraph" style:parent-style-name="Standard">
      <style:text-properties fo:font-weight="normal" officeooo:rsid="000c9ac6" officeooo:paragraph-rsid="000c9ac6" style:font-weight-asian="normal" style:font-weight-complex="normal"/>
    </style:style>
    <style:style style:name="P12" style:family="paragraph" style:parent-style-name="Standard">
      <style:text-properties fo:font-weight="normal" officeooo:rsid="000cc13d" officeooo:paragraph-rsid="000cc13d" style:font-weight-asian="normal" style:font-weight-complex="normal"/>
    </style:style>
    <style:style style:name="P13" style:family="paragraph" style:parent-style-name="Standard">
      <style:text-properties officeooo:rsid="000671b5" officeooo:paragraph-rsid="000671b5"/>
    </style:style>
    <style:style style:name="P14" style:family="paragraph" style:parent-style-name="Standard">
      <style:text-properties officeooo:rsid="000e34c9" officeooo:paragraph-rsid="000e34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e3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vros:</text:p>
      <text:p text:style-name="P14">1. Testes de Invasao</text:p>
      <text:p text:style-name="P14"/>
      <text:p text:style-name="P1"/>
      <text:p text:style-name="P1"><text:span text:style-name="T2">b</text:span>ugbounty write-up</text:p>
      <text:p text:style-name="P1"/>
      <text:p text:style-name="P8">ferramenta meterpreter</text:p>
      <text:p text:style-name="P1"/>
      <text:p text:style-name="P2">assistir palestras</text:p>
      <text:p text:style-name="P2">procurar bastante material dessas conferencias</text:p>
      <text:p text:style-name="P2">conferencias como</text:p>
      <text:p text:style-name="P3">BLACKHAT, DEFCON, BSIDES</text:p>
      <text:p text:style-name="P9"/>
      <text:p text:style-name="P4"><text:span text:style-name="T1">Baixar o software </text:span>FOCA<text:span text:style-name="T1"> para ver os metadatas de varios arquivos publicados por certo dominio(empresa).</text:span></text:p>
      <text:p text:style-name="P10"/>
      <text:p text:style-name="P5"><text:span text:style-name="T1">Utilizar a ferramenta “</text:span>exiftool<text:span text:style-name="T1">” para extrair o metadata de fotos/arquivos, etc.</text:span></text:p>
      <text:p text:style-name="P6">#<text:span text:style-name="T1"> exiftool foto.jpg</text:span></text:p>
      <text:p text:style-name="P11"/>
      <text:p text:style-name="P12">Como remover estas informacoes do metadata???</text:p>
      <text:p text:style-name="P7"><text:span text:style-name="T1">1. Va nas propriedades do arquivo, clique em Detalhes e clique na opcao para remover a informacoes de privacidade, em seguida sera criado um novo arquivo com menas informacoes. Para remover as informacoes por completo, utilize novamente o </text:span>EXIFTOOL<text:span text:style-name="T1">. Execute a ferramenta com o parametro -all com valor vazio, limpando assim as informacoes do arquivo:<text:line-break/></text:span>#<text:span text:style-name="T1"> exiftool.exe -all= <text:s/>foto.jpg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 </meta:initial-creator>
    <meta:creation-date>2018-05-10T19:00:14.406429339</meta:creation-date>
    <meta:generator>LibreOffice/5.3.6.1$Linux_X86_64 LibreOffice_project/30$Build-1</meta:generator>
    <dc:date>2018-05-12T17:43:08.004759966</dc:date>
    <meta:editing-duration>PT3H29M36S</meta:editing-duration>
    <meta:editing-cycles>10</meta:editing-cycles>
    <meta:document-statistic meta:table-count="0" meta:image-count="0" meta:object-count="0" meta:page-count="1" meta:paragraph-count="13" meta:word-count="115" meta:character-count="798" meta:non-whitespace-character-count="695"/>
  </office:meta>
</office:document-meta>
</file>